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0c5cf7" officeooo:paragraph-rsid="000c5cf7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officeooo:paragraph-rsid="000c5cf7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0c5cf7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style:text-underline-style="solid" style:text-underline-width="auto" style:text-underline-color="font-color" fo:font-weight="normal" officeooo:rsid="000c5cf7" style:text-underline-mode="continuous" style:text-overline-mode="continuous" style:text-line-through-mode="continuous" fo:background-color="transparent" loext:char-shading-value="0" style:font-name-asian="Calibri1" style:font-name-complex="Calibri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равнение <text:s/>CentOS и Ubuntu </text:span></text:p>
      <text:p text:style-name="P1"><text:span text:style-name="T1"/></text:p>
      <text:p text:style-name="P2"/>
      <text:list xml:id="list1949913451" text:style-name="L1">
        <text:list-item>
          <text:p text:style-name="P3"><text:span text:style-name="T1"><text:s/></text:span><text:span text:style-name="T3">Ориентированность продукта.</text:span></text:p>
          <text:p text:style-name="P3"><text:span text:style-name="T1">Ubuntu в первую очередь предназначен для рядовых домашних пользователей, дистрибутив Ubuntu <text:s/>можно было очень легко установить, быстро настроить, чтобы все программы регулярно обновлялись и их не нужно было выискивать по всему интернету.<text:line-break/>CentOS ориентирован в основном на крупные фирмы и серверное оборудование, такие пользователи обычно представляют, чего конкретно они хотят от операционной системы и используют её в первую очередь в рабочих целях.</text:span></text:p>
        </text:list-item>
        <text:list-item>
          <text:p text:style-name="P3"><text:span text:style-name="T3">Жизненный цикл.</text:span></text:p>
          <text:p text:style-name="P3"><text:span text:style-name="T2">С</text:span><text:span text:style-name="T1">рок поддержки будет существенно отличаться: два года для Ubuntu и 10 лет для CentOS.<text:line-break/>Кроме того, новые функции в Ubuntu доступны только в самых последних версиях, используя CentOS даже довольно старой сборки, вы будете продолжать получать регулярные обновления</text:span></text:p>
        </text:list-item>
        <text:list-item>
          <text:p text:style-name="P3"><text:span text:style-name="T3">Доступность программного обеспечения.</text:span></text:p>
          <text:p text:style-name="P3"><text:span text:style-name="T1">Ubuntu имеет продвинутый Центр программного обеспечения, в котором можно найти практически любое приложение, даже самое новое. Поскольку CentOS упор делается на стабильную работу, вы можете не найти новейшие обновления, а некоторые программы могут быть вовсе недоступными. Зато гораздо проще отыскать старое, но проверенное ПО.</text:span></text:p>
        </text:list-item>
        <text:list-item>
          <text:p text:style-name="P3"><text:span text:style-name="T3">Графические оболочки. </text:span></text:p>
          <text:p text:style-name="P3"><text:span text:style-name="T1">Используются различные графические оболочки. В Ubuntu применяется собственная разработка Unity, которую компания создала на основе рабочего стола Gnome 3. <text:line-break/>CentOS же использует старый и проверенный Gnome 2. Интересно, что он считается устаревшим, новые версии практически не выходят, а его внешний вид очень старомодный. Зато всё работает весьма стабильно,</text:span></text:p>
        </text:list-item>
        <text:list-item>
          <text:p text:style-name="P3"><text:span text:style-name="T3">Установка.</text:span></text:p>
          <text:p text:style-name="P3"><text:span text:style-name="T1">Каждая из версий Linux использует разные утилиты для установки. Ubuntu её установщик гораздо упрощён, вам нужно лишь выбирать </text:span><text:soft-page-break/><text:span text:style-name="T1">предложенные функции.CentOS имеет более сложный инсталлятор, но в нём доступно гораздо большее количество параметров. Поэтому для правильной установки нужно обладать хотя бы базовыми знаниями и представлять, чего вы ожидаете от операционной системы.</text:span></text:p>
        </text:list-item>
        <text:list-item>
          <text:p text:style-name="P3"><text:span text:style-name="T3">Програмное обеспечение</text:span><text:span text:style-name="T4">. </text:span></text:p>
          <text:p text:style-name="P3"><text:span text:style-name="T1">ПО В Ubuntu используется унаследованный от Debian формат пакетов Deb. В CentOS используется разработанный в Red Hat, формат rpm.</text:span>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6T01:35:33.181126264</dc:date>
    <meta:editing-duration>PT6M12S</meta:editing-duration>
    <meta:editing-cycles>1</meta:editing-cycles>
    <meta:document-statistic meta:table-count="0" meta:image-count="0" meta:object-count="0" meta:page-count="2" meta:paragraph-count="13" meta:word-count="283" meta:character-count="2072" meta:non-whitespace-character-count="1801"/>
    <meta:generator>LibreOffice/6.4.7.2$Linux_X86_64 LibreOffice_project/40$Build-2</meta:generator>
  </office:meta>
</office:document-meta>
</file>